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1">
      <style:graphic-properties draw:fill="none" draw:stroke="solid" svg:stroke-width="0.02083in" svg:stroke-color="#156082" draw:marker-end="a490" svg:stroke-opacity="100%" draw:stroke-linejoin="miter" svg:stroke-linecap="butt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draw:fill="none" draw:stroke="solid" svg:stroke-width="0.02083in" svg:stroke-color="#156082" draw:marker-end="a492" svg:stroke-opacity="100%" draw:stroke-linejoin="miter" svg:stroke-linecap="butt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draw:fill="none" draw:stroke="solid" svg:stroke-width="0.02083in" svg:stroke-color="#156082" draw:marker-end="a494" svg:stroke-opacity="100%" draw:stroke-linejoin="miter" svg:stroke-linecap="butt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draw:fill="none" draw:stroke="solid" svg:stroke-width="0.02083in" svg:stroke-color="#156082" draw:marker-end="a496" svg:stroke-opacity="100%" draw:stroke-linejoin="miter" svg:stroke-linecap="butt"/>
    </style:style>
    <style:style style:family="graphic" style:name="a499">
      <style:graphic-properties draw:fill="none" draw:stroke="solid" svg:stroke-width="0.02083in" svg:stroke-color="#156082" draw:marker-end="a498" svg:stroke-opacity="100%" draw:stroke-linejoin="miter" svg:stroke-linecap="but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2.78986in" style:font-size-asian="2.78986in" style:font-size-complex="2.789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left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draw:fill="none" draw:stroke="solid" svg:stroke-width="0.02083in" svg:stroke-color="#156082" draw:marker-end="a482" svg:stroke-opacity="100%" draw:stroke-linejoin="miter" svg:stroke-linecap="butt"/>
    </style:style>
    <style:style style:family="paragraph" style:name="a4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5">
      <style:graphic-properties draw:fill="none" draw:stroke="solid" svg:stroke-width="0.02083in" svg:stroke-color="#156082" draw:marker-end="a484" svg:stroke-opacity="100%" draw:stroke-linejoin="miter" svg:stroke-linecap="butt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draw:fill="none" draw:stroke="solid" svg:stroke-width="0.02083in" svg:stroke-color="#156082" draw:marker-end="a486" svg:stroke-opacity="100%" draw:stroke-linejoin="miter" svg:stroke-linecap="butt"/>
    </style:style>
    <style:style style:family="graphic" style:name="a489">
      <style:graphic-properties draw:fill="none" draw:stroke="solid" svg:stroke-width="0.02083in" svg:stroke-color="#156082" draw:marker-end="a488" svg:stroke-opacity="100%" draw:stroke-linejoin="miter" svg:stroke-linecap="butt"/>
    </style:style>
    <style:style style:family="graphic" style:name="a501">
      <style:graphic-properties draw:fill="none" draw:stroke="solid" svg:stroke-width="0.02083in" svg:stroke-color="#156082" draw:marker-end="a500" svg:stroke-opacity="100%" draw:stroke-linejoin="miter" svg:stroke-linecap="butt"/>
    </style:style>
    <style:style style:family="graphic" style:name="a503">
      <style:graphic-properties draw:fill="none" draw:stroke="solid" svg:stroke-width="0.02083in" svg:stroke-color="#156082" draw:marker-end="a502" svg:stroke-opacity="100%" draw:stroke-linejoin="miter" svg:stroke-linecap="butt"/>
    </style:style>
    <style:style style:family="graphic" style:name="a505">
      <style:graphic-properties draw:fill="none" draw:stroke="solid" svg:stroke-width="0.02083in" svg:stroke-color="#156082" draw:marker-end="a504" svg:stroke-opacity="100%" draw:stroke-linejoin="miter" svg:stroke-linecap="butt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1" draw:master-page-name="Master1-Layout7-blank-Blank" presentation:presentation-page-layout-name="Master1-PPL7" draw:id="Slide-256">
        <draw:custom-shape svg:x="0.83264in" svg:y="0.97268in" svg:width="3.60486in" svg:height="0.52732in" draw:id="id63" draw:style-name="a384" draw:name="Rectangle 3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1.51948in" svg:y="1.73106in" svg:width="1.47297in" svg:height="1.47297in" draw:id="id64" draw:style-name="a389" draw:name="Oval 1">
          <svg:title/>
          <svg:desc/>
          <text:p text:style-name="a386" text:class-names="" text:cond-style-name=""><text:span text:style-name="a385" text:class-names="">Check</text:span></text:p>
          <text:p text:style-name="a388" text:class-names="" text:cond-style-name=""><text:span text:style-name="a387" text:class-names="">Password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2.99245in" svg:y="1.93454in" svg:width="3.57534in" svg:height="1.00426in" draw:id="id65" draw:style-name="a392" draw:name="Snip Single Corner of Rectangle 2">
          <svg:title/>
          <svg:desc/>
          <text:p text:style-name="a391" text:class-names="" text:cond-style-name=""><text:span text:style-name="a390" text:class-names="">password</text:span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g draw:name="Group 10" draw:id="id66">
          <svg:title/>
          <svg:desc/>
          <draw:custom-shape svg:x="19.53597in" svg:y="15.22766in" svg:width="2.39375in" svg:height="1.68919in" draw:id="id92" draw:style-name="a524" draw:name="Decision 11">
            <svg:title/>
            <svg:desc/>
            <text:p text:style-name="a519" text:class-names="" text:cond-style-name=""><text:span text:style-name="a518" text:class-names="">Does check digit match ISBN-10<text:s text:c="1"/></text:span></text:p>
            <text:p text:style-name="a523" text:class-names="" text:cond-style-name=""><text:span text:style-name="a520" text:class-names="">Number</text:span><text:span text:style-name="a521" text:class-names=""><text:s text:c="1"/>?</text:span><text:span text:style-name="a522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20.59704in" svg:y="14.92968in" svg:width="0.29798in" svg:height="0.29798in" draw:id="id90" draw:style-name="a527" draw:name="Oval 12">
            <svg:title/>
            <svg:desc/>
            <text:p text:style-name="a526" text:class-names="" text:cond-style-name=""><text:span text:style-name="a52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41.05909in" svg:y="7.51409in" svg:width="3.16216in" svg:height="0.99142in" draw:id="id67" draw:style-name="a395" draw:name="Terminator 13">
          <svg:title/>
          <svg:desc/>
          <text:p text:style-name="a394" text:class-names="" text:cond-style-name=""><text:span text:style-name="a393" text:class-names="">REJECT (stop)</text:span></text:p>
          <draw:enhanced-geometry xmlns:dr3d="urn:oasis:names:tc:opendocument:xmlns:dr3d:1.0"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svg:x="41.7862in" svg:y="10.56095in" svg:width="2.99392in" svg:height="0.58108in" draw:id="id68" draw:style-name="a398" draw:name="Process 14">
          <svg:title/>
          <svg:desc/>
          <text:p text:style-name="a397" text:class-names="" text:cond-style-name=""><text:span text:style-name="a396" text:class-names="">Get the next Letter</text:span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35.37499in" svg:y="0.63499in" svg:width="3.16216in" svg:height="0.60135in" draw:id="id69" draw:style-name="a403" draw:name="Rounded Rectangle 15">
          <svg:title/>
          <svg:desc/>
          <text:p text:style-name="a402" text:class-names="" text:cond-style-name=""><text:span text:style-name="a399" text:class-names="">Number</text:span><text:span text:style-name="a400" text:class-names=""><text:s text:c="1"/>X</text:span><text:span text:style-name="a4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39.42649in" svg:y="11.04077in" svg:width="3.56596in" svg:height="0.95964in" draw:id="id70" draw:style-name="a406" draw:name="Predefined Process 17">
          <svg:title/>
          <svg:desc/>
          <text:p text:style-name="a405" text:class-names="" text:cond-style-name=""><text:span text:style-name="a404" text:class-names="">'Add Cells’ menu, choose down on missing row to match</text:span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40.10539in" svg:y="14.69506in" svg:width="3.76786in" svg:height="1.67857in" draw:id="id71" draw:style-name="a411" draw:name="Data 26">
          <svg:title/>
          <svg:desc/>
          <text:p text:style-name="a410" text:class-names="" text:cond-style-name=""><text:span text:style-name="a407" text:class-names="">All your bases are<text:s text:c="1"/></text:span><text:span text:style-name="a408" text:class-names="">belong</text:span><text:span text:style-name="a409" text:class-names=""><text:s text:c="1"/>to use {cursor}</text:span></text:p>
          <draw:enhanced-geometry xmlns:dr3d="urn:oasis:names:tc:opendocument:xmlns:dr3d:1.0" draw:type="non-primitive" svg:viewBox="0 0 5 5" draw:enhanced-path="M 0 5 L 1 0 5 0 4 5 Z N" draw:text-areas="?f22 ?f16 ?f23 ?f20" draw:glue-points="?f15 ?f16 ?f17 ?f18 ?f19 ?f20 ?f21 ?f18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2 / 5"/>
            <draw:equation draw:name="f12" draw:formula="?f8 * 3 / 5"/>
            <draw:equation draw:name="f13" draw:formula="?f8 * 4 / 5"/>
            <draw:equation draw:name="f14" draw:formula="?f8 * 9 / 10"/>
            <draw:equation draw:name="f15" draw:formula="?f12 / ?f9"/>
            <draw:equation draw:name="f16" draw:formula="?f2 / ?f6"/>
            <draw:equation draw:name="f17" draw:formula="?f10 / ?f9"/>
            <draw:equation draw:name="f18" draw:formula="?f7 / ?f6"/>
            <draw:equation draw:name="f19" draw:formula="?f11 / ?f9"/>
            <draw:equation draw:name="f20" draw:formula="?f3 / ?f6"/>
            <draw:equation draw:name="f21" draw:formula="?f14 / ?f9"/>
            <draw:equation draw:name="f22" draw:formula="?f9 / ?f9"/>
            <draw:equation draw:name="f23" draw:formula="?f13 / ?f9"/>
          </draw:enhanced-geometry>
        </draw:custom-shape>
        <draw:custom-shape svg:x="42.21065in" svg:y="17.61413in" svg:width="4.35714in" svg:height="1.19643in" draw:id="id72" draw:style-name="a414" draw:name="Manual Input 27">
          <svg:title/>
          <svg:desc/>
          <text:p text:style-name="a413" text:class-names="" text:cond-style-name=""><text:span text:style-name="a412" text:class-names="">“what is your name “ , {name}</text:span></text:p>
          <draw:enhanced-geometry xmlns:dr3d="urn:oasis:names:tc:opendocument:xmlns:dr3d:1.0" draw:type="non-primitive" svg:viewBox="0 0 5 5" draw:enhanced-path="M 0 1 L 5 0 5 5 0 5 Z N" draw:text-areas="?f13 ?f15 ?f14 ?f16" draw:glue-points="?f11 ?f12" draw:glue-point-leaving-directions="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5"/>
            <draw:equation draw:name="f6" draw:formula="?f4 / 10"/>
            <draw:equation draw:name="f7" draw:formula="?f1 - ?f0"/>
            <draw:equation draw:name="f8" draw:formula="?f7 / 2"/>
            <draw:equation draw:name="f9" draw:formula="?f7 / 5"/>
            <draw:equation draw:name="f10" draw:formula="?f0 + ?f8"/>
            <draw:equation draw:name="f11" draw:formula="?f10 / ?f9"/>
            <draw:equation draw:name="f12" draw:formula="?f6 / ?f5"/>
            <draw:equation draw:name="f13" draw:formula="?f0 / ?f9"/>
            <draw:equation draw:name="f14" draw:formula="?f1 / ?f9"/>
            <draw:equation draw:name="f15" draw:formula="?f5 / ?f5"/>
            <draw:equation draw:name="f16" draw:formula="?f3 / ?f5"/>
          </draw:enhanced-geometry>
        </draw:custom-shape>
        <draw:custom-shape svg:x="43.51153in" svg:y="16.44737in" svg:width="1.28571in" svg:height="1.09303in" draw:id="id73" draw:style-name="a417" draw:name="Off-page Connector 28">
          <svg:title/>
          <svg:desc/>
          <text:p text:style-name="a416" text:class-names="" text:cond-style-name=""><text:span text:style-name="a415" text:class-names="">2</text:span></text:p>
          <draw:enhanced-geometry xmlns:dr3d="urn:oasis:names:tc:opendocument:xmlns:dr3d:1.0" draw:type="non-primitive" svg:viewBox="0 0 10 10" draw:enhanced-path="M 0 0 L 10 0 10 8 5 10 0 8 Z N" draw:text-areas="?f9 ?f11 ?f10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10"/>
            <draw:equation draw:name="f6" draw:formula="?f1 - ?f0"/>
            <draw:equation draw:name="f7" draw:formula="?f6 / 10"/>
            <draw:equation draw:name="f8" draw:formula="?f4 * 4 / 5"/>
            <draw:equation draw:name="f9" draw:formula="?f0 / ?f7"/>
            <draw:equation draw:name="f10" draw:formula="?f1 / ?f7"/>
            <draw:equation draw:name="f11" draw:formula="?f2 / ?f5"/>
            <draw:equation draw:name="f12" draw:formula="?f8 / ?f5"/>
          </draw:enhanced-geometry>
        </draw:custom-shape>
        <draw:custom-shape svg:x="19.42647in" svg:y="0.44554in" svg:width="2.27941in" svg:height="1.5816in" draw:id="id74" draw:style-name="a421" draw:name="Oval 4">
          <svg:title/>
          <svg:desc/>
          <text:p text:style-name="a420" text:class-names="" text:cond-style-name=""><text:span text:style-name="a418" text:class-names="">START</text:span><text:span text:style-name="a4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9.82969in" svg:y="2.45704in" svg:width="1.47297in" svg:height="1.47297in" draw:id="id75" draw:style-name="a425" draw:name="Oval 5">
          <svg:title/>
          <svg:desc/>
          <text:p text:style-name="a424" text:class-names="" text:cond-style-name=""><text:span text:style-name="a422" text:class-names="">Check Digit<text:s text:c="1"/></text:span><text:span text:style-name="a4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1.30266in" svg:y="2.7019in" svg:width="3.57534in" svg:height="1.00426in" draw:id="id76" draw:style-name="a431" draw:name="Snip Single Corner of Rectangle 2">
          <svg:title/>
          <svg:desc/>
          <text:p text:style-name="a427" text:class-names="" text:cond-style-name=""><text:span text:style-name="a426" text:class-names="">ISBN-10</text:span></text:p>
          <text:p text:style-name="a430" text:class-names="" text:cond-style-name=""><text:span text:style-name="a428" text:class-names="">E.g.1-23456-789-X</text:span><text:span text:style-name="a42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18.94986in" svg:y="4.38093in" svg:width="3.56596in" svg:height="0.95964in" draw:id="id77" draw:style-name="a437" draw:name="Predefined Process 17">
          <svg:title/>
          <svg:desc/>
          <text:p text:style-name="a433" text:class-names="" text:cond-style-name=""><text:span text:style-name="a432" text:class-names="">First identify check digit</text:span></text:p>
          <text:p text:style-name="a436" text:class-names="" text:cond-style-name=""><text:span text:style-name="a434" text:class-names="">E.g. X= (10)</text:span><text:span text:style-name="a435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18.94986in" svg:y="5.50373in" svg:width="3.56596in" svg:height="2.54103in" draw:id="id78" draw:style-name="a443" draw:name="Predefined Process 17">
          <svg:title/>
          <svg:desc/>
          <text:p text:style-name="a439" text:class-names="" text:cond-style-name=""><text:span text:style-name="a438" text:class-names="">Multiply all the numbers from the ISBN by their position number up to the ninth digit, starts on 1 and ends on the 9 don’t do the check digit<text:s text:c="1"/></text:span></text:p>
          <text:p text:style-name="a442" text:class-names="" text:cond-style-name=""><text:span text:style-name="a440" text:class-names="">E.g. 1x1, 2x2, 3x3 …</text:span><text:span text:style-name="a441" text:class-names=""/></text:p>
          <draw:enhanced-geometry xmlns:dr3d="urn:oasis:names:tc:opendocument:xmlns:dr3d:1.0" draw:type="non-primitive" svg:viewBox="0 0 3260718 2323517" draw:enhanced-path="S M 0 0 L 3260718 0 3260718 2323517 0 2323517 Z N F M 407590 0 L 407590 2323517 M 2853128 0 L 2853128 2323517 N F M 0 0 L 3260718 0 3260718 2323517 0 2323517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2323517"/>
            <draw:equation draw:name="f8" draw:formula="1630359 / ?f6"/>
            <draw:equation draw:name="f9" draw:formula="0 / ?f7"/>
            <draw:equation draw:name="f10" draw:formula="0 / ?f6"/>
            <draw:equation draw:name="f11" draw:formula="1161759 / ?f7"/>
            <draw:equation draw:name="f12" draw:formula="2323517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18.94986in" svg:y="8.33325in" svg:width="3.56596in" svg:height="1.30877in" draw:id="id79" draw:style-name="a452" draw:name="Predefined Process 17">
          <svg:title/>
          <svg:desc/>
          <text:p text:style-name="a445" text:class-names="" text:cond-style-name=""><text:span text:style-name="a444" text:class-names=""/></text:p>
          <text:p text:style-name="a447" text:class-names="" text:cond-style-name=""><text:span text:style-name="a446" text:class-names="">Now with all the digits add them all up to make the SUM</text:span></text:p>
          <text:p text:style-name="a449" text:class-names="" text:cond-style-name=""><text:span text:style-name="a448" text:class-names="">E.g. 285</text:span></text:p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3260718 1196736" draw:enhanced-path="S M 0 0 L 3260718 0 3260718 1196736 0 1196736 Z N F M 407590 0 L 407590 1196736 M 2853128 0 L 2853128 1196736 N F M 0 0 L 3260718 0 3260718 1196736 0 1196736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1196736"/>
            <draw:equation draw:name="f8" draw:formula="1630359 / ?f6"/>
            <draw:equation draw:name="f9" draw:formula="0 / ?f7"/>
            <draw:equation draw:name="f10" draw:formula="0 / ?f6"/>
            <draw:equation draw:name="f11" draw:formula="598368 / ?f7"/>
            <draw:equation draw:name="f12" draw:formula="1196736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18.94986in" svg:y="10.08113in" svg:width="3.56596in" svg:height="0.95964in" draw:id="id80" draw:style-name="a459" draw:name="Predefined Process 17">
          <svg:title/>
          <svg:desc/>
          <text:p text:style-name="a454" text:class-names="" text:cond-style-name=""><text:span text:style-name="a453" text:class-names="">Now divide the SUM by 11</text:span></text:p>
          <text:p text:style-name="a458" text:class-names="" text:cond-style-name=""><text:span text:style-name="a455" text:class-names="">E.g.285/11=25.90909</text:span><text:span text:style-name="a456" text:class-names="">1</text:span><text:span text:style-name="a457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18.94986in" svg:y="11.57397in" svg:width="3.56596in" svg:height="1.24085in" draw:id="id81" draw:style-name="a473" draw:name="Predefined Process 17">
          <svg:title/>
          <svg:desc/>
          <text:p text:style-name="a469" text:class-names="" text:cond-style-name=""><text:span text:style-name="a460" text:class-names="">Get</text:span><text:span text:style-name="a461" text:class-names=""><text:s text:c="1"/></text:span><text:span text:style-name="a462" text:class-names="">rid</text:span><text:span text:style-name="a463" text:class-names=""><text:s text:c="1"/></text:span><text:span text:style-name="a464" text:class-names="">of</text:span><text:span text:style-name="a465" text:class-names=""><text:s text:c="1"/></text:span><text:span text:style-name="a466" text:class-names="">the</text:span><text:span text:style-name="a467" text:class-names=""><text:s text:c="1"/></text:span><text:span text:style-name="a468" text:class-names="">decimals and multiply the whole number by 11<text:s text:c="1"/></text:span></text:p>
          <text:p text:style-name="a472" text:class-names="" text:cond-style-name=""><text:span text:style-name="a470" text:class-names="">E.g.11x25=275</text:span><text:span text:style-name="a471" text:class-names=""/></text:p>
          <draw:enhanced-geometry xmlns:dr3d="urn:oasis:names:tc:opendocument:xmlns:dr3d:1.0" draw:type="non-primitive" svg:viewBox="0 0 3260718 1134633" draw:enhanced-path="S M 0 0 L 3260718 0 3260718 1134633 0 1134633 Z N F M 407590 0 L 407590 1134633 M 2853128 0 L 2853128 1134633 N F M 0 0 L 3260718 0 3260718 1134633 0 113463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1134633"/>
            <draw:equation draw:name="f8" draw:formula="1630359 / ?f6"/>
            <draw:equation draw:name="f9" draw:formula="0 / ?f7"/>
            <draw:equation draw:name="f10" draw:formula="0 / ?f6"/>
            <draw:equation draw:name="f11" draw:formula="567317 / ?f7"/>
            <draw:equation draw:name="f12" draw:formula="113463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18.94986in" svg:y="13.08037in" svg:width="3.56596in" svg:height="1.24085in" draw:id="id82" draw:style-name="a481" draw:name="Predefined Process 17">
          <svg:title/>
          <svg:desc/>
          <text:p text:style-name="a477" text:class-names="" text:cond-style-name=""><text:span text:style-name="a474" text:class-names="">Take</text:span><text:span text:style-name="a475" text:class-names=""><text:s text:c="1"/></text:span><text:span text:style-name="a476" text:class-names="">away the original SUM number by the new number</text:span></text:p>
          <text:p text:style-name="a480" text:class-names="" text:cond-style-name=""><text:span text:style-name="a478" text:class-names="">E.g.285-275=10</text:span><text:span text:style-name="a479" text:class-names=""/></text:p>
          <draw:enhanced-geometry xmlns:dr3d="urn:oasis:names:tc:opendocument:xmlns:dr3d:1.0" draw:type="non-primitive" svg:viewBox="0 0 3260718 1134633" draw:enhanced-path="S M 0 0 L 3260718 0 3260718 1134633 0 1134633 Z N F M 407590 0 L 407590 1134633 M 2853128 0 L 2853128 1134633 N F M 0 0 L 3260718 0 3260718 1134633 0 113463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1134633"/>
            <draw:equation draw:name="f8" draw:formula="1630359 / ?f6"/>
            <draw:equation draw:name="f9" draw:formula="0 / ?f7"/>
            <draw:equation draw:name="f10" draw:formula="0 / ?f6"/>
            <draw:equation draw:name="f11" draw:formula="567317 / ?f7"/>
            <draw:equation draw:name="f12" draw:formula="113463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onnector draw:type="line" svg:x1="20.56618in" svg:y1="2.02714in" draw:start-shape="id74" draw:start-glue-point="2" svg:x2="20.56618in" svg:y2="2.45704in" draw:end-shape="id75" draw:end-glue-point="0" draw:id="id83" draw:style-name="a483" draw:name="Straight Arrow Connector 25">
          <svg:title/>
          <svg:desc/>
        </draw:connector>
        <draw:connector draw:type="line" svg:x1="20.56618in" svg:y1="3.93001in" draw:start-shape="id75" draw:start-glue-point="2" svg:x2="20.59704in" svg:y2="4.38093in" draw:id="id84" draw:style-name="a485" draw:name="Straight Arrow Connector 30">
          <svg:title/>
          <svg:desc/>
        </draw:connector>
        <draw:connector draw:type="line" svg:x1="20.73284in" svg:y1="5.34057in" draw:start-shape="id77" draw:start-glue-point="2" svg:x2="20.73284in" svg:y2="5.50373in" draw:end-shape="id78" draw:end-glue-point="0" draw:id="id85" draw:style-name="a487" draw:name="Straight Arrow Connector 32">
          <svg:title/>
          <svg:desc/>
        </draw:connector>
        <draw:connector draw:type="line" svg:x1="20.73284in" svg:y1="8.04476in" draw:start-shape="id78" draw:start-glue-point="2" svg:x2="20.74603in" svg:y2="8.31482in" draw:id="id86" draw:style-name="a489" draw:name="Straight Arrow Connector 34">
          <svg:title/>
          <svg:desc/>
        </draw:connector>
        <draw:connector draw:type="line" svg:x1="20.73284in" svg:y1="9.64202in" draw:start-shape="id79" draw:start-glue-point="2" svg:x2="20.73284in" svg:y2="10.08113in" draw:end-shape="id80" draw:end-glue-point="0" draw:id="id87" draw:style-name="a491" draw:name="Straight Arrow Connector 36">
          <svg:title/>
          <svg:desc/>
        </draw:connector>
        <draw:connector draw:type="line" svg:x1="20.73284in" svg:y1="11.04077in" draw:start-shape="id80" draw:start-glue-point="2" svg:x2="20.73284in" svg:y2="11.72222in" draw:id="id88" draw:style-name="a493" draw:name="Straight Arrow Connector 38">
          <svg:title/>
          <svg:desc/>
        </draw:connector>
        <draw:connector draw:type="line" svg:x1="20.73284in" svg:y1="12.81482in" draw:start-shape="id81" draw:start-glue-point="2" svg:x2="20.74603in" svg:y2="13.08037in" draw:id="id89" draw:style-name="a495" draw:name="Straight Arrow Connector 40">
          <svg:title/>
          <svg:desc/>
        </draw:connector>
        <draw:connector draw:type="line" svg:x1="20.73284in" svg:y1="14.32122in" draw:start-shape="id82" draw:start-glue-point="2" svg:x2="20.74603in" svg:y2="15.22766in" draw:end-shape="id90" draw:end-glue-point="2" draw:id="id91" draw:style-name="a497" draw:name="Straight Arrow Connector 42">
          <svg:title/>
          <svg:desc/>
        </draw:connector>
        <draw:connector draw:type="line" svg:x1="21.92972in" svg:y1="16.07225in" draw:start-shape="id92" draw:start-glue-point="1" svg:x2="24.64815in" svg:y2="16.07225in" draw:id="id93" draw:style-name="a499" draw:name="Straight Arrow Connector 45">
          <svg:title/>
          <svg:desc/>
        </draw:connector>
        <draw:connector draw:type="line" svg:x1="24.64815in" svg:y1="16.07225in" svg:x2="24.48581in" svg:y2="4.72222in" draw:id="id94" draw:style-name="a501" draw:name="Straight Arrow Connector 47">
          <svg:title/>
          <svg:desc/>
        </draw:connector>
        <draw:connector draw:type="line" svg:x1="24.48581in" svg:y1="4.72222in" svg:x2="22.51583in" svg:y2="4.72222in" draw:id="id95" draw:style-name="a503" draw:name="Straight Arrow Connector 50">
          <svg:title/>
          <svg:desc/>
        </draw:connector>
        <draw:connector draw:type="line" svg:x1="20.73284in" svg:y1="16.91684in" draw:start-shape="id92" draw:start-glue-point="2" svg:x2="20.73284in" svg:y2="17.81482in" draw:id="id96" draw:style-name="a505" draw:name="Straight Arrow Connector 54">
          <svg:title/>
          <svg:desc/>
        </draw:connector>
        <draw:custom-shape svg:x="19.70643in" svg:y="17.82328in" svg:width="2.10003in" svg:height="1.66638in" draw:id="id97" draw:style-name="a509" draw:name="Oval 55">
          <svg:title/>
          <svg:desc/>
          <text:p text:style-name="a508" text:class-names="" text:cond-style-name=""><text:span text:style-name="a506" text:class-names="">END</text:span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8" draw:style-name="a513" draw:name="TextBox 56" svg:x="22.89498in" svg:y="15.55039in" svg:width="0.7879in" svg:height="0.40391in">
          <draw:text-box>
            <text:p text:style-name="a512" text:class-names="" text:cond-style-name=""><text:span text:style-name="a510" text:class-names="">False</text:span><text:span text:style-name="a511" text:class-names=""/></text:p>
          </draw:text-box>
          <svg:title/>
          <svg:desc/>
        </draw:frame>
        <draw:frame draw:id="id99" draw:style-name="a517" draw:name="TextBox 57" svg:x="20.79027in" svg:y="17.21023in" svg:width="0.66918in" svg:height="0.40391in">
          <draw:text-box>
            <text:p text:style-name="a516" text:class-names="" text:cond-style-name=""><text:span text:style-name="a514" text:class-names="">True</text:span><text:span text:style-name="a51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95274in" svg:y="6.44316in" svg:width="33.46432in" svg:height="13.70652in"/>
      <presentation:placeholder presentation:object="subtitle" svg:x="4.92122in" svg:y="20.67826in" svg:width="29.52734in" svg:height="9.50525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2" style:display-name="Title and Content">
      <presentation:placeholder presentation:object="title" svg:x="2.70667in" svg:y="2.09609in" svg:width="33.95645in" svg:height="7.60967in"/>
      <presentation:placeholder presentation:object="object" svg:x="2.70667in" svg:y="10.48038in" svg:width="33.95645in" svg:height="24.97977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3" style:display-name="Section Header">
      <presentation:placeholder presentation:object="title" svg:x="2.68617in" svg:y="9.81512in" svg:width="33.95645in" svg:height="16.37674in"/>
      <presentation:placeholder presentation:object="outline" svg:x="2.68617in" svg:y="26.34679in" svg:width="33.95645in" svg:height="8.61214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4" style:display-name="Two Content">
      <presentation:placeholder presentation:object="title" svg:x="2.70667in" svg:y="2.09609in" svg:width="33.95645in" svg:height="7.60967in"/>
      <presentation:placeholder presentation:object="object" svg:x="2.70667in" svg:y="10.48038in" svg:width="16.73216in" svg:height="24.97977in"/>
      <presentation:placeholder presentation:object="object" svg:x="19.93096in" svg:y="10.48038in" svg:width="16.73216in" svg:height="24.97977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5" style:display-name="Comparison">
      <presentation:placeholder presentation:object="title" svg:x="2.7118in" svg:y="2.09609in" svg:width="33.95645in" svg:height="7.60967in"/>
      <presentation:placeholder presentation:object="outline" svg:x="2.71181in" svg:y="9.65107in" svg:width="16.65526in" svg:height="4.72984in"/>
      <presentation:placeholder presentation:object="object" svg:x="2.71181in" svg:y="14.38091in" svg:width="16.65526in" svg:height="21.15215in"/>
      <presentation:placeholder presentation:object="outline" svg:x="19.93096in" svg:y="9.65107in" svg:width="16.73729in" svg:height="4.72984in"/>
      <presentation:placeholder presentation:object="object" svg:x="19.93096in" svg:y="14.38091in" svg:width="16.73729in" svg:height="21.15215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6" style:display-name="Title Only">
      <presentation:placeholder presentation:object="title" svg:x="2.70667in" svg:y="2.09609in" svg:width="33.95645in" svg:height="7.60967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7" style:display-name="Blank"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8" style:display-name="Content with Caption">
      <presentation:placeholder presentation:object="title" svg:x="2.7118in" svg:y="2.62465in" svg:width="12.69778in" svg:height="9.18628in"/>
      <presentation:placeholder presentation:object="object" svg:x="16.73729in" svg:y="5.66853in" svg:width="19.93096in" svg:height="27.97807in"/>
      <presentation:placeholder presentation:object="outline" svg:x="2.7118in" svg:y="11.81094in" svg:width="12.69778in" svg:height="21.88122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9" style:display-name="Picture with Caption">
      <presentation:placeholder presentation:object="title" svg:x="2.7118in" svg:y="2.62465in" svg:width="12.69778in" svg:height="9.18628in"/>
      <presentation:placeholder presentation:object="graphic" svg:x="16.73729in" svg:y="5.66853in" svg:width="19.93096in" svg:height="27.97807in"/>
      <presentation:placeholder presentation:object="outline" svg:x="2.7118in" svg:y="11.81094in" svg:width="12.69778in" svg:height="21.88122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10" style:display-name="Title and Vertical Text">
      <presentation:placeholder presentation:object="title" svg:x="2.70667in" svg:y="2.09609in" svg:width="33.95645in" svg:height="7.60967in"/>
      <presentation:placeholder presentation:object="outline" svg:x="2.70667in" svg:y="10.48038in" svg:width="33.95645in" svg:height="24.97977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11" style:display-name="Vertical Title and Text">
      <presentation:placeholder presentation:object="title" svg:x="28.17401in" svg:y="2.09608in" svg:width="8.48911in" svg:height="33.36408in"/>
      <presentation:placeholder presentation:object="outline" svg:x="2.70668in" svg:y="2.09608in" svg:width="24.97521in" svg:height="33.36408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482" svg:viewBox="0 0 20 30" svg:d="m10 0-10 30h20z"/>
    <draw:marker draw:name="a494" svg:viewBox="0 0 20 30" svg:d="m10 0-10 30h20z"/>
    <draw:marker draw:name="a504" svg:viewBox="0 0 20 30" svg:d="m10 0-10 30h20z"/>
    <draw:marker draw:name="a484" svg:viewBox="0 0 20 30" svg:d="m10 0-10 30h20z"/>
    <draw:marker draw:name="a496" svg:viewBox="0 0 20 30" svg:d="m10 0-10 30h20z"/>
    <draw:marker draw:name="a490" svg:viewBox="0 0 20 30" svg:d="m10 0-10 30h20z"/>
    <draw:marker draw:name="a486" svg:viewBox="0 0 20 30" svg:d="m10 0-10 30h20z"/>
    <draw:marker draw:name="a500" svg:viewBox="0 0 20 30" svg:d="m10 0-10 30h20z"/>
    <draw:marker draw:name="a498" svg:viewBox="0 0 20 30" svg:d="m10 0-10 30h20z"/>
    <draw:marker draw:name="a492" svg:viewBox="0 0 20 30" svg:d="m10 0-10 30h20z"/>
    <draw:marker draw:name="a488" svg:viewBox="0 0 20 30" svg:d="m10 0-10 30h20z"/>
    <draw:marker draw:name="a502" svg:viewBox="0 0 20 30" svg:d="m10 0-10 30h20z"/>
  </office:styles>
  <office:automatic-styles>
    <style:page-layout style:name="pageLayout1">
      <style:page-layout-properties fo:page-width="39.36979in" fo:page-height="39.36979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3.28083in" style:font-size-asian="3.28083in" style:font-size-complex="3.28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3.28083in" style:font-size-asian="3.28083in" style:font-size-complex="3.28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7486in" style:font-size-asian="0.87486in" style:font-size-complex="0.87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7486in" style:font-size-asian="0.87486in" style:font-size-complex="0.87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3.28083in" style:font-size-asian="3.28083in" style:font-size-complex="3.28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3.28083in" style:font-size-asian="3.28083in" style:font-size-complex="3.28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9685in"/>
      </text:list-level-style-number>
      <text:list-level-style-number text:level="3" style:num-format="" style:num-list-format-name="">
        <style:list-level-properties text:space-before="3.937in"/>
      </text:list-level-style-number>
      <text:list-level-style-number text:level="4" style:num-format="" style:num-list-format-name="">
        <style:list-level-properties text:space-before="5.9055in"/>
      </text:list-level-style-number>
      <text:list-level-style-number text:level="5" style:num-format="" style:num-list-format-name="">
        <style:list-level-properties text:space-before="7.874in"/>
      </text:list-level-style-number>
      <text:list-level-style-number text:level="6" style:num-format="" style:num-list-format-name="">
        <style:list-level-properties text:space-before="9.8425in"/>
      </text:list-level-style-number>
      <text:list-level-style-number text:level="7" style:num-format="" style:num-list-format-name="">
        <style:list-level-properties text:space-before="11.811in"/>
      </text:list-level-style-number>
      <text:list-level-style-number text:level="8" style:num-format="" style:num-list-format-name="">
        <style:list-level-properties text:space-before="13.7795in"/>
      </text:list-level-style-number>
      <text:list-level-style-number text:level="9" style:num-format="" style:num-list-format-name="">
        <style:list-level-properties text:space-before="15.748in"/>
      </text:list-level-style-number>
    </text:list-style>
    <text:list-style style:name="a13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9685in"/>
      </text:list-level-style-number>
      <text:list-level-style-number text:level="3" style:num-format="" style:num-list-format-name="">
        <style:list-level-properties text:space-before="3.937in"/>
      </text:list-level-style-number>
      <text:list-level-style-number text:level="4" style:num-format="" style:num-list-format-name="">
        <style:list-level-properties text:space-before="5.9055in"/>
      </text:list-level-style-number>
      <text:list-level-style-number text:level="5" style:num-format="" style:num-list-format-name="">
        <style:list-level-properties text:space-before="7.874in"/>
      </text:list-level-style-number>
      <text:list-level-style-number text:level="6" style:num-format="" style:num-list-format-name="">
        <style:list-level-properties text:space-before="9.8425in"/>
      </text:list-level-style-number>
      <text:list-level-style-number text:level="7" style:num-format="" style:num-list-format-name="">
        <style:list-level-properties text:space-before="11.811in"/>
      </text:list-level-style-number>
      <text:list-level-style-number text:level="8" style:num-format="" style:num-list-format-name="">
        <style:list-level-properties text:space-before="13.7795in"/>
      </text:list-level-style-number>
      <text:list-level-style-number text:level="9" style:num-format="" style:num-list-format-name="">
        <style:list-level-properties text:space-before="15.748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9685in"/>
      </text:list-level-style-number>
      <text:list-level-style-number text:level="3" style:num-format="" style:num-list-format-name="">
        <style:list-level-properties text:space-before="3.937in"/>
      </text:list-level-style-number>
      <text:list-level-style-number text:level="4" style:num-format="" style:num-list-format-name="">
        <style:list-level-properties text:space-before="5.9055in"/>
      </text:list-level-style-number>
      <text:list-level-style-number text:level="5" style:num-format="" style:num-list-format-name="">
        <style:list-level-properties text:space-before="7.874in"/>
      </text:list-level-style-number>
      <text:list-level-style-number text:level="6" style:num-format="" style:num-list-format-name="">
        <style:list-level-properties text:space-before="9.8425in"/>
      </text:list-level-style-number>
      <text:list-level-style-number text:level="7" style:num-format="" style:num-list-format-name="">
        <style:list-level-properties text:space-before="11.811in"/>
      </text:list-level-style-number>
      <text:list-level-style-number text:level="8" style:num-format="" style:num-list-format-name="">
        <style:list-level-properties text:space-before="13.7795in"/>
      </text:list-level-style-number>
      <text:list-level-style-number text:level="9" style:num-format="" style:num-list-format-name="">
        <style:list-level-properties text:space-before="15.748in"/>
      </text:list-level-style-number>
    </text:list-style>
    <text:list-style style:name="a1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9685in"/>
      </text:list-level-style-number>
      <text:list-level-style-number text:level="3" style:num-format="" style:num-list-format-name="">
        <style:list-level-properties text:space-before="3.937in"/>
      </text:list-level-style-number>
      <text:list-level-style-number text:level="4" style:num-format="" style:num-list-format-name="">
        <style:list-level-properties text:space-before="5.9055in"/>
      </text:list-level-style-number>
      <text:list-level-style-number text:level="5" style:num-format="" style:num-list-format-name="">
        <style:list-level-properties text:space-before="7.874in"/>
      </text:list-level-style-number>
      <text:list-level-style-number text:level="6" style:num-format="" style:num-list-format-name="">
        <style:list-level-properties text:space-before="9.8425in"/>
      </text:list-level-style-number>
      <text:list-level-style-number text:level="7" style:num-format="" style:num-list-format-name="">
        <style:list-level-properties text:space-before="11.811in"/>
      </text:list-level-style-number>
      <text:list-level-style-number text:level="8" style:num-format="" style:num-list-format-name="">
        <style:list-level-properties text:space-before="13.7795in"/>
      </text:list-level-style-number>
      <text:list-level-style-number text:level="9" style:num-format="" style:num-list-format-name="">
        <style:list-level-properties text:space-before="15.748in"/>
      </text:list-level-style-number>
    </text:list-style>
    <text:list-style style:name="a14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9685in"/>
      </text:list-level-style-number>
      <text:list-level-style-number text:level="3" style:num-format="" style:num-list-format-name="">
        <style:list-level-properties text:space-before="3.937in"/>
      </text:list-level-style-number>
      <text:list-level-style-number text:level="4" style:num-format="" style:num-list-format-name="">
        <style:list-level-properties text:space-before="5.9055in"/>
      </text:list-level-style-number>
      <text:list-level-style-number text:level="5" style:num-format="" style:num-list-format-name="">
        <style:list-level-properties text:space-before="7.874in"/>
      </text:list-level-style-number>
      <text:list-level-style-number text:level="6" style:num-format="" style:num-list-format-name="">
        <style:list-level-properties text:space-before="9.8425in"/>
      </text:list-level-style-number>
      <text:list-level-style-number text:level="7" style:num-format="" style:num-list-format-name="">
        <style:list-level-properties text:space-before="11.811in"/>
      </text:list-level-style-number>
      <text:list-level-style-number text:level="8" style:num-format="" style:num-list-format-name="">
        <style:list-level-properties text:space-before="13.7795in"/>
      </text:list-level-style-number>
      <text:list-level-style-number text:level="9" style:num-format="" style:num-list-format-name="">
        <style:list-level-properties text:space-before="15.748in"/>
      </text:list-level-style-number>
    </text:list-style>
    <text:list-style style:name="a12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2.70667in" svg:y="2.09609in" svg:width="33.95645in" svg:height="7.60967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2.70667in" svg:y="10.48038in" svg:width="33.95645in" svg:height="24.9797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2.70667in" svg:y="36.48997in" svg:width="8.8582in" svg:height="2.09608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2/10/2024</text:date></text:span><text:span text:style-name="a24" text:class-names=""/></text:p>
        </draw:text-box>
        <svg:title/>
        <svg:desc/>
      </draw:frame>
      <draw:frame draw:id="id3" presentation:style-name="a29" draw:name="Footer Placeholder 4" svg:x="13.04124in" svg:y="36.48997in" svg:width="13.28731in" svg:height="2.09608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27.80492in" svg:y="36.48997in" svg:width="8.8582in" svg:height="2.09608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2.95274in" svg:y="6.44316in" svg:width="33.46432in" svg:height="13.70652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4.92122in" svg:y="20.67826in" svg:width="29.52734in" svg:height="9.50525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2.70667in" svg:y="36.48997in" svg:width="8.8582in" svg:height="2.09608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2/10/2024</text:date></text:span><text:span text:style-name="a45" text:class-names=""/></text:p>
        </draw:text-box>
        <svg:title/>
        <svg:desc/>
      </draw:frame>
      <draw:frame draw:id="id8" presentation:style-name="a50" draw:name="Footer Placeholder 4" svg:x="13.04124in" svg:y="36.48997in" svg:width="13.28731in" svg:height="2.09608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27.80492in" svg:y="36.48997in" svg:width="8.8582in" svg:height="2.09608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2.70667in" svg:y="2.09609in" svg:width="33.95645in" svg:height="7.60967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2.70667in" svg:y="10.48038in" svg:width="33.95645in" svg:height="24.97977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2.70667in" svg:y="36.48997in" svg:width="8.8582in" svg:height="2.09608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2/10/2024</text:date></text:span><text:span text:style-name="a79" text:class-names=""/></text:p>
        </draw:text-box>
        <svg:title/>
        <svg:desc/>
      </draw:frame>
      <draw:frame draw:id="id13" presentation:style-name="a84" draw:name="Footer Placeholder 4" svg:x="13.04124in" svg:y="36.48997in" svg:width="13.28731in" svg:height="2.09608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27.80492in" svg:y="36.48997in" svg:width="8.8582in" svg:height="2.09608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2.68617in" svg:y="9.81512in" svg:width="33.95645in" svg:height="16.37674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2.68617in" svg:y="26.34679in" svg:width="33.95645in" svg:height="8.61214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2.70667in" svg:y="36.48997in" svg:width="8.8582in" svg:height="2.09608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2/10/2024</text:date></text:span><text:span text:style-name="a100" text:class-names=""/></text:p>
        </draw:text-box>
        <svg:title/>
        <svg:desc/>
      </draw:frame>
      <draw:frame draw:id="id18" presentation:style-name="a105" draw:name="Footer Placeholder 4" svg:x="13.04124in" svg:y="36.48997in" svg:width="13.28731in" svg:height="2.09608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27.80492in" svg:y="36.48997in" svg:width="8.8582in" svg:height="2.09608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2.70667in" svg:y="2.09609in" svg:width="33.95645in" svg:height="7.60967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2.70667in" svg:y="10.48038in" svg:width="16.73216in" svg:height="24.9797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19.93096in" svg:y="10.48038in" svg:width="16.73216in" svg:height="24.97977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2.70667in" svg:y="36.48997in" svg:width="8.8582in" svg:height="2.09608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2/10/2024</text:date></text:span><text:span text:style-name="a151" text:class-names=""/></text:p>
        </draw:text-box>
        <svg:title/>
        <svg:desc/>
      </draw:frame>
      <draw:frame draw:id="id24" presentation:style-name="a156" draw:name="Footer Placeholder 5" svg:x="13.04124in" svg:y="36.48997in" svg:width="13.28731in" svg:height="2.09608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27.80492in" svg:y="36.48997in" svg:width="8.8582in" svg:height="2.09608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2.7118in" svg:y="2.09609in" svg:width="33.95645in" svg:height="7.60967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2.71181in" svg:y="9.65107in" svg:width="16.65526in" svg:height="4.7298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2.71181in" svg:y="14.38091in" svg:width="16.65526in" svg:height="21.15215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19.93096in" svg:y="9.65107in" svg:width="16.73729in" svg:height="4.7298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19.93096in" svg:y="14.38091in" svg:width="16.73729in" svg:height="21.15215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2.70667in" svg:y="36.48997in" svg:width="8.8582in" svg:height="2.09608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2/10/2024</text:date></text:span><text:span text:style-name="a210" text:class-names=""/></text:p>
        </draw:text-box>
        <svg:title/>
        <svg:desc/>
      </draw:frame>
      <draw:frame draw:id="id32" presentation:style-name="a215" draw:name="Footer Placeholder 7" svg:x="13.04124in" svg:y="36.48997in" svg:width="13.28731in" svg:height="2.09608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27.80492in" svg:y="36.48997in" svg:width="8.8582in" svg:height="2.09608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2.70667in" svg:y="2.09609in" svg:width="33.95645in" svg:height="7.60967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2.70667in" svg:y="36.48997in" svg:width="8.8582in" svg:height="2.09608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2/10/2024</text:date></text:span><text:span text:style-name="a227" text:class-names=""/></text:p>
        </draw:text-box>
        <svg:title/>
        <svg:desc/>
      </draw:frame>
      <draw:frame draw:id="id36" presentation:style-name="a232" draw:name="Footer Placeholder 3" svg:x="13.04124in" svg:y="36.48997in" svg:width="13.28731in" svg:height="2.09608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27.80492in" svg:y="36.48997in" svg:width="8.8582in" svg:height="2.09608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2.70667in" svg:y="36.48997in" svg:width="8.8582in" svg:height="2.09608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2/10/2024</text:date></text:span><text:span text:style-name="a240" text:class-names=""/></text:p>
        </draw:text-box>
        <svg:title/>
        <svg:desc/>
      </draw:frame>
      <draw:frame draw:id="id39" presentation:style-name="a245" draw:name="Footer Placeholder 2" svg:x="13.04124in" svg:y="36.48997in" svg:width="13.28731in" svg:height="2.09608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27.80492in" svg:y="36.48997in" svg:width="8.8582in" svg:height="2.09608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2.7118in" svg:y="2.62465in" svg:width="12.69778in" svg:height="9.18628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16.73729in" svg:y="5.66853in" svg:width="19.93096in" svg:height="27.97807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2.7118in" svg:y="11.81094in" svg:width="12.69778in" svg:height="21.88122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2.70667in" svg:y="36.48997in" svg:width="8.8582in" svg:height="2.09608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2/10/2024</text:date></text:span><text:span text:style-name="a278" text:class-names=""/></text:p>
        </draw:text-box>
        <svg:title/>
        <svg:desc/>
      </draw:frame>
      <draw:frame draw:id="id45" presentation:style-name="a283" draw:name="Footer Placeholder 5" svg:x="13.04124in" svg:y="36.48997in" svg:width="13.28731in" svg:height="2.09608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27.80492in" svg:y="36.48997in" svg:width="8.8582in" svg:height="2.09608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2.7118in" svg:y="2.62465in" svg:width="12.69778in" svg:height="9.18628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16.73729in" svg:y="5.66853in" svg:width="19.93096in" svg:height="27.97807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2.7118in" svg:y="11.81094in" svg:width="12.69778in" svg:height="21.88122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2.70667in" svg:y="36.48997in" svg:width="8.8582in" svg:height="2.09608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22/10/2024</text:date></text:span><text:span text:style-name="a303" text:class-names=""/></text:p>
        </draw:text-box>
        <svg:title/>
        <svg:desc/>
      </draw:frame>
      <draw:frame draw:id="id51" presentation:style-name="a308" draw:name="Footer Placeholder 5" svg:x="13.04124in" svg:y="36.48997in" svg:width="13.28731in" svg:height="2.096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27.80492in" svg:y="36.48997in" svg:width="8.8582in" svg:height="2.09608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2.70667in" svg:y="2.09609in" svg:width="33.95645in" svg:height="7.60967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2.70667in" svg:y="10.48038in" svg:width="33.95645in" svg:height="24.97977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2.70667in" svg:y="36.48997in" svg:width="8.8582in" svg:height="2.09608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22/10/2024</text:date></text:span><text:span text:style-name="a337" text:class-names=""/></text:p>
        </draw:text-box>
        <svg:title/>
        <svg:desc/>
      </draw:frame>
      <draw:frame draw:id="id56" presentation:style-name="a342" draw:name="Footer Placeholder 4" svg:x="13.04124in" svg:y="36.48997in" svg:width="13.28731in" svg:height="2.09608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27.80492in" svg:y="36.48997in" svg:width="8.8582in" svg:height="2.09608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28.17401in" svg:y="2.09608in" svg:width="8.48911in" svg:height="33.36408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2.70668in" svg:y="2.09608in" svg:width="24.97521in" svg:height="33.36408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2.70667in" svg:y="36.48997in" svg:width="8.8582in" svg:height="2.09608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22/10/2024</text:date></text:span><text:span text:style-name="a371" text:class-names=""/></text:p>
        </draw:text-box>
        <svg:title/>
        <svg:desc/>
      </draw:frame>
      <draw:frame draw:id="id61" presentation:style-name="a376" draw:name="Footer Placeholder 4" svg:x="13.04124in" svg:y="36.48997in" svg:width="13.28731in" svg:height="2.09608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27.80492in" svg:y="36.48997in" svg:width="8.8582in" svg:height="2.09608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daniel.que</meta:initial-creator>
    <dc:creator>daniel.que</dc:creator>
    <meta:creation-date>2024-11-06T23:06:29Z</meta:creation-date>
    <dc:date>2024-11-06T23:43:13Z</dc:date>
    <meta:template xlink:href="FlowChart%20Template%20(3)" xlink:type="simple"/>
    <meta:editing-cycles>1</meta:editing-cycles>
    <meta:editing-duration>PT2203S</meta:editing-duration>
    <meta:document-statistic meta:paragraph-count="32" meta:word-count="179"/>
  </office:meta>
</office:document-meta>
</file>